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14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15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16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7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1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2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3" style:family="text">
      <style:text-properties officeooo:rsid="001e8531"/>
    </style:style>
    <style:style style:name="T14" style:family="text">
      <style:text-properties officeooo:rsid="00210cf8"/>
    </style:style>
    <style:style style:name="T15" style:family="text">
      <style:text-properties fo:color="#00a933" officeooo:rsid="00224927"/>
    </style:style>
    <style:style style:name="T16" style:family="text">
      <style:text-properties officeooo:rsid="00224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1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2">Check</text:span></text:p>
      <text:p text:style-name="P18">- Advérbios de Frequência →<text:span text:style-name="T16"> </text:span><text:span text:style-name="T15">Check</text:span></text:p>
      <text:p text:style-name="P18">- Comparativo e Superlativo</text:p>
      <text:p text:style-name="P3"><text:span text:style-name="T6">- ‘</text:span><text:span text:style-name="T2">To be going to’ – frases básicas</text:span></text:p>
      <text:p text:style-name="P18">- Quantificadores: ‘How much’, ‘how many’ e ‘very’</text:p>
      <text:p text:style-name="P18">- Substantivos Incontáveis mais Comuns</text:p>
      <text:p text:style-name="P18">- Pedidos: ‘I’d like’</text:p>
      <text:p text:style-name="P18">- Imperativos: Positivos e Negativos</text:p>
      <text:p text:style-name="P18">- Intensificadores – Básico</text:p>
      <text:p text:style-name="P18">- Modais Básicos: ‘can’, ‘can’t’, ‘could’, ‘couldn’t’</text:p>
      <text:p text:style-name="P18">- Passado Simples do Verbo “to be”</text:p>
      <text:p text:style-name="P18">- Passado Simples- Adjetivos Possessivos</text:p>
      <text:p text:style-name="P10">- Possessivos</text:p>
      <text:p text:style-name="P10">- Preposições mais Comuns</text:p>
      <text:p text:style-name="P10">- Preposições de Lugar, incluindo in/on/at</text:p>
      <text:p text:style-name="P10">- Preposições de Tempo, incluindo in/on/at (simples)</text:p>
      <text:p text:style-name="P10">- Presente Contínuo</text:p>
      <text:p text:style-name="P10">- Presente Simples</text:p>
      <text:p text:style-name="P10">- Pronomes Pessoais</text:p>
      <text:p text:style-name="P10">- Perguntas</text:p>
      <text:p text:style-name="P10">- There is/are</text:p>
      <text:p text:style-name="P10">- Verbo to be, incluindo frases interrogativas e negativas</text:p>
      <text:p text:style-name="P10">- Verbo + Gerúndio ‘ing’: like/hate/love<text:tab/></text:p>
      <text:p text:style-name="P10"/>
      <text:p text:style-name="P15">A2 – Básico</text:p>
      <text:p text:style-name="P15"/>
      <text:p text:style-name="P11">- Adjetivos – na forma comparativa utilizando ‘than’ e artigos - definidos</text:p>
      <text:p text:style-name="P13">- Adjetivos – na forma superlativa utilizando artigos definidos</text:p>
      <text:p text:style-name="P13">- Frases Adverbiais de Tempo, Lugar e Frequência</text:p>
      <text:p text:style-name="P13">- Advérbios de Frequência</text:p>
      <text:p text:style-name="P13">- Artigos – com substantivos contáveis e incontáveis</text:p>
      <text:p text:style-name="P13">- Contáveis e Incontáveis: ’much’ e ‘many’</text:p>
      <text:p text:style-name="P13">- Tempo Futuro: ‘will’ e ‘going to’</text:p>
      <text:p text:style-name="P13">- Gerúndios</text:p>
      <text:p text:style-name="P13">- Imperativos</text:p>
      <text:p text:style-name="P13"><text:soft-page-break/>- Modais – ‘can’ e ‘could’</text:p>
      <text:p text:style-name="P13">- Modais – ‘have to’</text:p>
      <text:p text:style-name="P13">- Modais – ‘should’</text:p>
      <text:p text:style-name="P13">- Passado Contínuo</text:p>
      <text:p text:style-name="P13">- Passado Simples</text:p>
      <text:p text:style-name="P13">- Phrasal Verbs mais Comuns</text:p>
      <text:p text:style-name="P13">- Possessivos – uso de ‘s, s’</text:p>
      <text:p text:style-name="P13">- Frases Preposicionais – lugar, tempo e movimento</text:p>
      <text:p text:style-name="P13">- Preposições de Tempo: on/in/at</text:p>
      <text:p text:style-name="P13">- Presente Contínuo</text:p>
      <text:p text:style-name="P13">- Presente Contínuo para falar de Futuro</text:p>
      <text:p text:style-name="P13">- Presente Perfeito</text:p>
      <text:p text:style-name="P13">- Frases Interrogativas</text:p>
      <text:p text:style-name="P13">- Verbo + Gerúndio -ing / Infinitivo: ‘like’, ’want’ – ‘would like’</text:p>
      <text:p text:style-name="P13">- Wh-questions no Passado</text:p>
      <text:p text:style-name="P13">- Condicional Zero</text:p>
      <text:p text:style-name="P13">- Primeira Condicional</text:p>
      <text:p text:style-name="P15"/>
      <text:p text:style-name="P16">B1 – Intermediário</text:p>
      <text:p text:style-name="P16"/>
      <text:p text:style-name="P12">- Advérbios</text:p>
      <text:p text:style-name="P13">- Gama maior de Intensificadores – ‘too’, ‘enough’ e outros</text:p>
      <text:p text:style-name="P13">- Comparativos e Superlativos – completo</text:p>
      <text:p text:style-name="P13">- Tag Questions Complexas</text:p>
      <text:p text:style-name="P13">- Segunda Condicional</text:p>
      <text:p text:style-name="P13">- Terceira Condicional</text:p>
      <text:p text:style-name="P13">- Conectivos – expressões e palavras de causa e efeito, contraste -etc.</text:p>
      <text:p text:style-name="P13">- Futuro Contínuo</text:p>
      <text:p text:style-name="P13">- Modais – ‘must’, ‘can’t’ dedução</text:p>
      <text:p text:style-name="P13">- Modais – ‘might’, ‘may’, ‘will’, ‘probably’</text:p>
      <text:p text:style-name="P13">- Modais – ‘should have’, ‘might have’, etc.</text:p>
      <text:p text:style-name="P13">- Modais: ‘must’, ‘have to’</text:p>
      <text:p text:style-name="P13"><text:span text:style-name="T13">- </text:span>Passado Contínuo</text:p>
      <text:p text:style-name="P13">- Passado Perfeito</text:p>
      <text:p text:style-name="P13">- Passado Simples</text:p>
      <text:p text:style-name="P13">- Termos no Tempo Passado</text:p>
      <text:p text:style-name="P13">- Phrasal Verbs, extendido</text:p>
      <text:p text:style-name="P13">- Presente Perfeito Contínuo</text:p>
      <text:p text:style-name="P13">- Presente Perfeito / Passado Simples – diferenças</text:p>
      <text:p text:style-name="P13"><text:soft-page-break/>- Reported Speech ou Discurso Reportado (em uma ampla gama de tempos verbais)</text:p>
      <text:p text:style-name="P13">- Voz Passiva Simples</text:p>
      <text:p text:style-name="P13">- Wh- Questions no Passado</text:p>
      <text:p text:style-name="P13">- Previsões – ‘will’ e ‘going to’ (simples)</text:p>
      <text:p text:style-name="P12"/>
      <text:p text:style-name="P14"/>
      <text:p text:style-name="P16">B2 – Pós-intermediário</text:p>
      <text:p text:style-name="P16"/>
      <text:p text:style-name="P12">- Adjetivos e Advérbios</text:p>
      <text:p text:style-name="P13">- Futuro Contínuo</text:p>
      <text:p text:style-name="P13">- Futuro Perfeito</text:p>
      <text:p text:style-name="P13">- Futuro Perfeito Contínuo</text:p>
      <text:p text:style-name="P13">- Condicionais Mistas</text:p>
      <text:p text:style-name="P13">- Modais – ‘can’t have’, ‘needn’t have’</text:p>
      <text:p text:style-name="P13">- Modais de dedução e especulação</text:p>
      <text:p text:style-name="P13">- Tempos Verbais de Narrativa</text:p>
      <text:p text:style-name="P13">- Voz Passiva</text:p>
      <text:p text:style-name="P13">- Passado Perfeito</text:p>
      <text:p text:style-name="P13">- Passado Perfeito Contínuo</text:p>
      <text:p text:style-name="P13">- Phrasal Verbs, extendido</text:p>
      <text:p text:style-name="P13">- Relative Clauses</text:p>
      <text:p text:style-name="P13">- Reported Speech ou Discurso Reportado</text:p>
      <text:p text:style-name="P13">- Previsões – ‘will’ e ‘going to’</text:p>
      <text:p text:style-name="P13">- Desejos</text:p>
      <text:p text:style-name="P13">- Would para expresser hábitos no Passado</text:p>
      <text:p text:style-name="P12"/>
      <text:p text:style-name="P12"/>
      <text:p text:style-name="P17">C1 – Avançado</text:p>
      <text:p text:style-name="P17"/>
      <text:p text:style-name="P12">- Formas de Futuro (revisão)</text:p>
      <text:p text:style-name="P13">- Inversão com Adverbiais Negativos</text:p>
      <text:p text:style-name="P13">- Condicionais Mistas – nas formas passado, presente e futuro</text:p>
      <text:p text:style-name="P13">- Modais no Passado</text:p>
      <text:p text:style-name="P13">- Tempos Verbais de Narrativa – para experiência, incluindo voz passiva</text:p>
      <text:p text:style-name="P13">- Todas as formas de Voz Passiva</text:p>
      <text:p text:style-name="P13">- Phrasal verbs, especialmente separação</text:p>
      <text:p text:style-name="P13">- Arrependimentos – ‘Wish’/ ‘if only’</text:p>
      <text:p text:style-name="P12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7">Adjetivos Comuns</text:span></text:p>
      <text:p text:style-name="P19"/>
      <text:p text:style-name="P8"><text:span text:style-name="T7">→</text:span><text:span text:style-name="T8"> É o que parece, são os adjetivos mais simples e familiares usados, como cores, se algo é bom ou ruim, novo ou velho, etc.</text:span></text:p>
      <text:p text:style-name="P20"/>
      <text:p text:style-name="P20">Ex.: Black, new, good, great, happy, different, little, hard, etc.</text:p>
      <text:p text:style-name="P20"/>
      <text:p text:style-name="P20">Aplicação em frase:</text:p>
      <text:p text:style-name="P20"/>
      <text:p text:style-name="P20">1. It’s my brother’s birthday, he is very happy.</text:p>
      <text:p text:style-name="P20">2. The test is hard.</text:p>
      <text:p text:style-name="P20">3. I want a new PC.</text:p>
      <text:p text:style-name="P20"/>
      <text:p text:style-name="P20"/>
      <text:p text:style-name="P9"><text:span text:style-name="T7">- </text:span><text:span text:style-name="T9">Adjetivos</text:span><text:span text:style-name="T7"> Demonstrativos</text:span></text:p>
      <text:p text:style-name="P20"/>
      <text:p text:style-name="P9"><text:span text:style-name="T7">→ </text:span><text:span text:style-name="T10">É usado para especificar algo ou alguém, em algum lugar no tempo e espaço.</text:span></text:p>
      <text:p text:style-name="P21"/>
      <text:p text:style-name="P22">Adjetivos demonstrativos mais usados: This, that, these and those.</text:p>
      <text:p text:style-name="P22"/>
      <text:p text:style-name="P22">Aplicação em frase:</text:p>
      <text:p text:style-name="P22"/>
      <text:p text:style-name="P22">1. This store is open.</text:p>
      <text:p text:style-name="P22">2. That man with the red shirt.</text:p>
      <text:p text:style-name="P22">3. These women are nice.</text:p>
      <text:p text:style-name="P22">4. Those men are fighting.</text:p>
      <text:p text:style-name="P22"/>
      <text:p text:style-name="P22"/>
      <text:p text:style-name="P23">- Advérbios de Frequência</text:p>
      <text:p text:style-name="P23"/>
      <text:p text:style-name="P23">→<text:span text:style-name="T14"> É usado para expressar com que regularidade algo acontece.</text:span></text:p>
      <text:p text:style-name="P23"/>
      <text:p text:style-name="P24">Ex.: Always, usually, often, sometimes, hardly ever, never, etc.</text:p>
      <text:p text:style-name="P24"/>
      <text:p text:style-name="P24">Obs.: Existem muitos sinônimos a estes advérbios, então basta pesquisar.</text:p>
      <text:p text:style-name="P24"/>
      <text:p text:style-name="P25">Aplicação em frase:</text:p>
      <text:p text:style-name="P25"/>
      <text:p text:style-name="P25">1. I always hated you.</text:p>
      <text:p text:style-name="P25"><text:soft-page-break/>2. I never loved her.</text:p>
      <text:p text:style-name="P25">3. I often sleep in the afternoon.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2T19:02:30.868400788</dc:date>
    <meta:editing-duration>PT9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29" meta:word-count="683" meta:character-count="4181" meta:non-whitespace-character-count="3595"/>
  </office:meta>
</office:document-meta>
</file>